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8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21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2" table:default-cell-style-name="ce17"/>
        <table:table-column table:style-name="co23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7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4.5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7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7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5.18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7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19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5" office:value-type="string" calcext:value-type="string" table:number-columns-spanned="6" table:number-rows-spanned="1">
            <text:p><text:s/>= No external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5" office:value-type="string" calcext:value-type="string" table:number-columns-spanned="6" table:number-rows-spanned="1">
            <text:p><text:s/>= Dependabot is enabled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5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8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19:51:48.9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16M30S</meta:editing-duration>
    <meta:editing-cycles>1042</meta:editing-cycles>
    <meta:generator>LibreOffice/7.6.6.3$Windows_X86_64 LibreOffice_project/d97b2716a9a4a2ce1391dee1765565ea469b0ae7</meta:generator>
    <dc:date>2024-04-20T19:52:00.557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